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1f55da3" officeooo:paragraph-rsid="0432960f"/>
    </style:style>
    <style:style style:name="P2" style:family="paragraph" style:parent-style-name="Text_20_body">
      <style:text-properties officeooo:paragraph-rsid="0432960f"/>
    </style:style>
    <style:style style:name="P3" style:family="paragraph" style:parent-style-name="Text_20_body">
      <style:text-properties officeooo:rsid="04373182" officeooo:paragraph-rsid="04373182"/>
    </style:style>
    <style:style style:name="P4" style:family="paragraph" style:parent-style-name="Text_20_body">
      <style:text-properties officeooo:rsid="0437934e" officeooo:paragraph-rsid="0437934e"/>
    </style:style>
    <style:style style:name="P5" style:family="paragraph" style:parent-style-name="Text_20_body">
      <style:text-properties officeooo:rsid="04393fcc" officeooo:paragraph-rsid="04393fcc"/>
    </style:style>
    <style:style style:name="P6" style:family="paragraph" style:parent-style-name="Text_20_body">
      <style:text-properties officeooo:rsid="04393fcc" officeooo:paragraph-rsid="043b301e"/>
    </style:style>
    <style:style style:name="P7" style:family="paragraph" style:parent-style-name="Text_20_body">
      <style:text-properties officeooo:rsid="04393fcc" officeooo:paragraph-rsid="043cec7d"/>
    </style:style>
    <style:style style:name="P8" style:family="paragraph" style:parent-style-name="Text_20_body">
      <style:text-properties officeooo:rsid="043cec7d" officeooo:paragraph-rsid="043cec7d"/>
    </style:style>
    <style:style style:name="T1" style:family="text">
      <style:text-properties officeooo:rsid="04358d84"/>
    </style:style>
    <style:style style:name="T2" style:family="text">
      <style:text-properties officeooo:rsid="0437934e"/>
    </style:style>
    <style:style style:name="T3" style:family="text">
      <style:text-properties officeooo:rsid="043b301e"/>
    </style:style>
    <style:style style:name="T4" style:family="text">
      <style:text-properties officeooo:rsid="043cec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mp</text:h>
      <text:p text:style-name="P2">Mary <text:span text:style-name="T1">continues her run as she approaches a demon pack a decent distance away from her. </text:span>The distance between the demons and she is fairly large, so they don’t react to her presence and are idle. They play around by poking the back of their ‘buddies’ unaware, scratch their butts deep within their buttcracks and even blatantly have sex. They are as primal as bonobos, yet far more disgusting and evil. Anybody who watches them would likely only feel only fear and revulsion.</text:p>
      <text:p text:style-name="P3">Eventually, Mary reaches a close enough distance and one almost comically pokes another and then points toward Mary to direct its attention. The rest have similar reactions as they communicate with each other, stand up and face Mary.</text:p>
      <text:p text:style-name="P3">The demons eventually begin to approach Mary and the two wind up in a mutual confrontation a few minutes later.</text:p>
      <text:p text:style-name="P3">The distance between the two reduces to less than 100 feet, which then prompts the demons to begin running toward her.</text:p>
      <text:p text:style-name="P3">Since this is the case, she slows to a stop to catch her breath and unsheathe her sword, as the demons approach rapidly with quick and focused movements.</text:p>
      <text:p text:style-name="P3">One thing that has to be said about these demons is that they are very fast. They cross the 100 feet in only five seconds or so, just as Mary finishes getting into a combat stance and chargers toward them in retaliation.</text:p>
      <text:p text:style-name="P3">“SKRAAH!” one screeches while lunging at her, clawed hand high up and ready to scratch down.</text:p>
      <text:p text:style-name="P3">However, Mary merely exhales a prepared breath and slices, slices and slices again, over and over again with quick controlled movements that literally chop the demons to pieces.</text:p>
      <text:p text:style-name="P3">The fundamental problems that these demons have are too short of a reach and a complete lack of personal defense. Killing rats could be considered harder than killing <text:span text:style-name="T2">them </text:span>because at least rats are small enough to be hard to hit.</text:p>
      <text:p text:style-name="P3">“<text:span text:style-name="T2">Gotta loot and keep moving,” Mary thinks as she hurries to cut off ears from the demons, store them and then advance.</text:span></text:p>
      <text:p text:style-name="P4">She has a long day ahead of her.</text:p>
      <text:p text:style-name="P5">***</text:p>
      <text:p text:style-name="P6">Mary patrols the edge of the spire along the <text:span text:style-name="T4">north to west </text:span><text:span text:style-name="T3">area</text:span> while the rest of her group <text:span text:style-name="T4">patrols the north to north-east area for several hours successfully without incident; meeting up occasionally to stash kill and report on the current state of affairs around the spire.</text:span></text:p>
      <text:p text:style-name="P7"><text:span text:style-name="T3">The idea behind this strategy is that their group covers </text:span><text:span text:style-name="T4">about 5/8ths of the area </text:span><text:span text:style-name="T3">around the spire without the other groups spotting </text:span><text:span text:style-name="T4">their actions and reacting. </text:span><text:span text:style-name="T3">The other groups may come up with the </text:span><text:soft-page-break/><text:span text:style-name="T3">idea of patrolling around the spire too and stealing kills later on. However, </text:span><text:span text:style-name="T4">from what Aric’s group can tell, the other groups appear to be content with remaining at their unofficially agreed upon locations.</text:span></text:p>
      <text:p text:style-name="P8">There is another conjecture that Mary has too that she shares: Because the other two groups likely perceive Aric as the least worrisome competitor, they may choose to ignore him and attack each other instead. In this ca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6DT1H41M55S</meta:editing-duration>
    <meta:editing-cycles>603</meta:editing-cycles>
    <meta:generator>LibreOffice/7.5.2.2$Windows_X86_64 LibreOffice_project/53bb9681a964705cf672590721dbc85eb4d0c3a2</meta:generator>
    <dc:date>2023-09-11T01:44:05.709000000</dc:date>
    <meta:document-statistic meta:table-count="0" meta:image-count="0" meta:object-count="0" meta:page-count="2" meta:paragraph-count="16" meta:word-count="504" meta:character-count="2869" meta:non-whitespace-character-count="2380"/>
  </office:meta>
</office:document-meta>
</file>